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 style:data-style-name="N37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paragraph-properties fo:text-align="start" style:justify-single-word="false"/>
      <style:text-properties style:font-name="Liberation Serif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6" text:outline-level="1"/>
      <text:h text:style-name="P6" text:outline-level="1">Outils et méthodes utilisés</text:h>
      <text:p text:style-name="Default_20_Text"/>
      <text:p text:style-name="Text_20_Body_20_Single"/>
      <text:p text:style-name="Default_20_Text">Acteurs :</text:p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2">Auteurs</text:p>
            </table:table-cell>
            <table:table-cell table:style-name="Tableau1.A1" office:value-type="string">
              <text:p text:style-name="P2">Approbateurs</text:p>
            </table:table-cell>
            <table:table-cell table:style-name="Tableau1.C1" office:value-type="string">
              <text:p text:style-name="P2">Validation</text:p>
            </table:table-cell>
          </table:table-row>
        </table:table-header-rows>
        <table:table-row>
          <table:table-cell table:style-name="Tableau1.A2" office:value-type="string">
            <text:p text:style-name="P1">Guillaume BROC</text:p>
          </table:table-cell>
          <table:table-cell table:style-name="Tableau1.B3" office:value-type="string">
            <text:p text:style-name="P3">Quentin Cheynet</text:p>
          </table:table-cell>
          <table:table-cell table:style-name="Tableau1.C3" office:value-type="string">
            <text:p text:style-name="P3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1.B3" office:value-type="string">
            <text:p text:style-name="P3"><text:span text:style-name="T2">Rédigé le</text:span> : 04/11/2013</text:p>
          </table:table-cell>
          <table:table-cell table:style-name="Tableau1.B3" office:value-type="string">
            <text:p text:style-name="P3"><text:span text:style-name="T2">Approuvé le</text:span> : 04/11/2013</text:p>
          </table:table-cell>
          <table:table-cell table:style-name="Tableau1.C3" office:value-type="string">
            <text:p text:style-name="P3"><text:span text:style-name="T2">Validé le </text:span>:</text:p>
          </table:table-cell>
        </table:table-row>
      </table:table>
      <text:p text:style-name="Text_20_Body_20_Single"/>
      <text:p text:style-name="Default_20_Text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3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</text:p>
            <text:p text:style-name="P1">Guillaume BROC </text:p>
            <text:p text:style-name="P1">Clément CARLES</text:p>
          </table:table-cell>
        </table:table-row>
      </table:table>
      <text:p text:style-name="Text_20_Body_20_Single"/>
      <text:p text:style-name="Default_20_Text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_20_Single"/>
      <text:p text:style-name="Default_20_Text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5">N° Version</text:p>
          </table:table-cell>
          <table:table-cell table:style-name="Tableau4.A1" office:value-type="string">
            <text:p text:style-name="P5">Auteurs</text:p>
          </table:table-cell>
          <table:table-cell table:style-name="Tableau4.A1" office:value-type="string">
            <text:p text:style-name="P5">Approbateurs</text:p>
          </table:table-cell>
          <table:table-cell table:style-name="Tableau4.A1" office:value-type="string">
            <text:p text:style-name="P5">Date</text:p>
          </table:table-cell>
          <table:table-cell table:style-name="Tableau4.E1" office:value-type="string">
            <text:p text:style-name="P5">Historique des évolutions</text:p>
          </table:table-cell>
        </table:table-row>
        <table:table-row>
          <table:table-cell table:style-name="Tableau4.A2" office:value-type="string">
            <text:p text:style-name="P5">V1.0</text:p>
          </table:table-cell>
          <table:table-cell table:style-name="Tableau4.A2" office:value-type="string">
            <text:p text:style-name="P1">Guillaume BROC</text:p>
          </table:table-cell>
          <table:table-cell table:style-name="Tableau4.A2" office:value-type="string">
            <text:p text:style-name="P3"/>
          </table:table-cell>
          <table:table-cell table:style-name="Tableau4.D2" office:value-type="date" office:date-value="2013-11-04">
            <text:p text:style-name="P3">04/11/13</text:p>
          </table:table-cell>
          <table:table-cell table:style-name="Tableau4.E2" office:value-type="string">
            <text:p text:style-name="P3"/>
          </table:table-cell>
        </table:table-row>
      </table:table>
      <text:p text:style-name="Text_20_Body_20_Single"/>
      <text:h text:style-name="P7" text:outline-level="1">Outils et méthodes utilisés</text:h>
      <text:p text:style-name="Default_20_Text"/>
      <text:h text:style-name="Heading_20_2" text:outline-level="2">Outils utilisés</text:h>
      <text:p text:style-name="Text_20_Body_20_Single"><text:tab/>Le langage C++ standard 2011, le framework Qt 5.1.1, Qt Creator 2.8.1, le compilateur g++ (au moins la version 4.2.1), LibreOffice (au moins la version 3.4) ou Microsoft Word (au moins la version 2007), git 1.8.1.3 ou supérieure, divers logiciels UML, Doxygen.</text:p>
      <text:p text:style-name="Text_20_Body_20_Single"/>
      <text:h text:style-name="Heading_20_2" text:outline-level="2">Méthodes utilisées</text:h>
      <text:p text:style-name="Text_20_Body_20_Single"><text:tab/>Nous avons utilisé la méthode Agile XP (eXtreme Programming). Nous avons communiqué principalement par e-mails, un peu par SMS, et les fichiers ont été postés sur Git.</text:p>
      <text:p text:style-name="Text_20_Body_20_Single"/>
      <text:p text:style-name="Text_20_Body_20_Single">Conventions de noms de fichiers et de dossiers :</text:p>
      <text:p text:style-name="Text_20_Body_20_Single"><text:tab/>– pas d'accent</text:p>
      <text:p text:style-name="Text_20_Body_20_Single"><text:tab/>– pas d'espace</text:p>
      <text:p text:style-name="Text_20_Body_20_Single"/>
      <text:p text:style-name="Text_20_Body_20_Single">Conventions de codage :</text:p>
      <text:p text:style-name="Text_20_Body_20_Single"><text:tab/>– noms de classes :</text:p>
      <text:p text:style-name="Text_20_Body_20_Single"><text:tab/><text:tab/>– première lettre en majuscule</text:p>
      <text:p text:style-name="Text_20_Body_20_Single"><text:tab/><text:tab/>– camelcase</text:p>
      <text:p text:style-name="Text_20_Body_20_Single"><text:tab/><text:tab/>– pas de underscore</text:p>
      <text:p text:style-name="Text_20_Body_20_Single"/>
      <text:p text:style-name="Text_20_Body_20_Single"><text:tab/><text:tab/>Exemple : FenetreDePreference</text:p>
      <text:p text:style-name="Text_20_Body_20_Single"/>
      <text:p text:style-name="Text_20_Body_20_Single"><text:tab/>– noms de méthodes (fonctions membres) :</text:p>
      <text:p text:style-name="Text_20_Body_20_Single"><text:tab/><text:tab/>– première lettre en minuscule</text:p>
      <text:p text:style-name="Text_20_Body_20_Single"><text:tab/><text:tab/>– camelcase ou tout en minuscule séparé par underscore</text:p>
      <text:p text:style-name="Text_20_Body_20_Single"/>
      <text:p text:style-name="Text_20_Body_20_Single"><text:tab/>– noms de variables :</text:p>
      <text:p text:style-name="Text_20_Body_20_Single"><text:tab/><text:tab/>– première lettre en minuscule</text:p>
      <text:p text:style-name="Text_20_Body_20_Single"><text:tab/><text:tab/>– camelcase ou tout en minuscule séparé par underscore</text:p>
      <text:p text:style-name="Text_20_Body_20_Single"/>
      <text:p text:style-name="Text_20_Body_20_Single"><text:tab/>– noms de constantes :</text:p>
      <text:p text:style-name="Text_20_Body_20_Single"><text:tab/><text:tab/>– tout en majuscule</text:p>
      <text:p text:style-name="Text_20_Body_20_Single"><text:tab/><text:tab/>– underscore autoris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Default_20_Text" style:next-style-name="Text_20_Body_20_Single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text-align="justify" style:justify-single-word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_20_Singl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_20_Single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_20_Singl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_20_Single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_20_Single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_20_Single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_20_Single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_20_Single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_20_Single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_20_Single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Text_20_Body_20_Single" style:class="extra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x="0cm" svg:y="0cm" fo:margin-left="0.201cm" fo:margin-right="0.201cm" fo:margin-top="0.201cm" fo:margin-bottom="0.201cm" style:wrap="parallel" style:number-wrapped-paragraphs="no-limit" style:wrap-contour="false" style:vertical-pos="top" style:vertical-rel="baseline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49S</meta:editing-duration>
    <meta:editing-cycles>17</meta:editing-cycles>
    <meta:generator>LibreOffice/3.5$Linux_X86_64 LibreOffice_project/350m1$Build-2</meta:generator>
    <dc:date>2013-11-04T22:27:23</dc:date>
    <dc:creator>Quentin </dc:creator>
    <meta:document-statistic meta:table-count="4" meta:image-count="1" meta:object-count="0" meta:page-count="2" meta:paragraph-count="59" meta:word-count="239" meta:character-count="1478" meta:non-whitespace-character-count="1266"/>
    <meta:user-defined meta:name="Info 1"/>
    <meta:user-defined meta:name="Info 2"/>
    <meta:user-defined meta:name="Info 3"/>
    <meta:user-defined meta:name="Info 4"/>
  </office:meta>
</office:document-meta>
</file>